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Gros_20_Titre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gros titre t'as vu</text:p>
      <text:h text:style-name="Heading_20_1" text:outline-level="1">l'histoire du Bibu</text:h>
      <text:p text:style-name="Standard">mv:kpalekipac,ae;canjoizuhc,tb najzhvmfrea<text:tab/>nvùdkx,cm;e,rfoeijrùKDVN<text:tab/>JF¨zhf</text:p>
      <text:p text:style-name="Standard">flaen^rjanôhnqdfzv,ne^bkrnznez <text:s/>o^jrznf^rjehvgùk,ezhfôzkjfé"oirdsv,o"uh</text:p>
      <text:h text:style-name="Heading_20_2" text:outline-level="2">fdfdfdf</text:h>
      <text:p text:style-name="Standard">dfgdfazdpoazkjcpc,jpazkc,azpck,azock,azcokazncolaz,cnazl,cnaz</text:p>
      <text:p text:style-name="Standard">eakcnjdsckljqslfkjldsfdslkfndsf</text:p>
      <text:h text:style-name="Heading_20_3" text:outline-level="3">dsfdsfdsfdsfdsfdssdfsdfsdfsdfdsfhghgfh</text:h>
      <text:p text:style-name="Standard">gdfgdfgdfgdfgdfgdfgdfgdsdfcvdsf</text:p>
      <text:p text:style-name="Standard">sdfdsfdsfdsfdsf</text:p>
      <text:p text:style-name="Standard">dsf</text:p>
      <text:p text:style-name="Standard">dsf</text:p>
      <text:p text:style-name="Standard">dsfd</text:p>
      <text:h text:style-name="Heading_20_3" text:outline-level="3">sfdsfdsfdsfdsfdsfdsfdsfdsfdsfdsfdsf</text:h>
      <text:p text:style-name="Standard">fdsfdsfbgdlsjvmlcvkjds</text:p>
      <text:p text:style-name="Standard">dfsgdfsfdqsck,^qvfn^rjgn^rjevhâkhf</text:p>
      <text:p text:style-name="Standard">qgfqezjvhn'^zjfh'q^gfk'r</text:p>
      <text:h text:style-name="Heading_20_2" text:outline-level="2">fezfezfezfezfezf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635cm" fo:line-height="150%" fo:keep-with-next="always"/>
      <style:text-properties fo:color="#000000" style:font-name="Arial" fo:font-size="20pt" style:text-underline-style="solid" style:text-underline-type="double" style:text-underline-width="auto" style:text-underline-color="font-color" style:letter-kerning="true" style:font-size-asian="20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318cm" fo:line-height="200%" fo:keep-with-next="always"/>
      <style:text-properties style:font-name="Arial" fo:font-size="14pt" style:text-underline-style="solid" style:text-underline-width="bold" style:text-underline-color="font-color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494cm" fo:line-height="150%" fo:keep-with-next="always"/>
      <style:text-properties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Gros_20_Titre" style:display-name="Gros Titre" style:family="paragraph" style:parent-style-name="Standard" style:next-style-name="Standard">
      <style:paragraph-properties fo:margin-top="0.847cm" fo:margin-bottom="1.482cm" fo:line-height="200%" fo:text-align="center" style:justify-single-word="false" fo:padding-left="0cm" fo:padding-right="0cm" fo:padding-top="0.035cm" fo:padding-bottom="0.035cm" fo:border-left="none" fo:border-right="none" fo:border-top="0.018cm solid #000000" fo:border-bottom="0.018cm solid #000000"/>
      <style:text-properties fo:text-transform="uppercase" fo:font-size="24pt" fo:text-shadow="1pt 1pt" fo:font-weight="bold" style:font-size-asian="24pt" style:font-weight-asian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1.101cm"/>
        </style:list-level-properties>
      </text:outline-level-style>
      <text:outline-level-style text:level="3" style:num-format="a" style:num-letter-sync="true" text:display-levels="3">
        <style:list-level-properties text:list-level-position-and-space-mode="label-alignment">
          <style:list-level-label-alignment text:label-followed-by="listtab" fo:text-indent="2.6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924cm" fo:text-indent="-1.524cm" fo:margin-left="0.9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178cm" fo:text-indent="-1.778cm" fo:margin-left="1.1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1.432cm" fo:text-indent="-2.032cm" fo:margin-left="1.4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1.686cm" fo:text-indent="-2.286cm" fo:margin-left="1.6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.94cm" fo:text-indent="-2.54cm" fo:margin-left="1.9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194cm" fo:text-indent="-2.794cm" fo:margin-left="2.1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1.101cm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 fo:text-indent="2.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924cm" fo:text-indent="-1.524cm" fo:margin-left="0.9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178cm" fo:text-indent="-1.778cm" fo:margin-left="1.1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432cm" fo:text-indent="-2.032cm" fo:margin-left="1.4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686cm" fo:text-indent="-2.286cm" fo:margin-left="1.6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94cm" fo:text-indent="-2.54cm" fo:margin-left="1.9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194cm" fo:text-indent="-2.794cm" fo:margin-left="2.1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1.101cm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 fo:text-indent="2.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924cm" fo:text-indent="-1.524cm" fo:margin-left="0.9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178cm" fo:text-indent="-1.778cm" fo:margin-left="1.1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432cm" fo:text-indent="-2.032cm" fo:margin-left="1.4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686cm" fo:text-indent="-2.286cm" fo:margin-left="1.6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94cm" fo:text-indent="-2.54cm" fo:margin-left="1.9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194cm" fo:text-indent="-2.794cm" fo:margin-left="2.1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E GROS TITRE T'AS VU</dc:title>
    <meta:creation-date>2011-12-14T22:51:58</meta:creation-date>
    <dc:creator>arnaud</dc:creator>
    <dc:date>2011-08-11T13:38:00</dc:date>
    <meta:editing-cycles>1</meta:editing-cycles>
    <meta:editing-duration>PT00H27M00S</meta:editing-duration>
    <meta:document-statistic meta:table-count="0" meta:image-count="0" meta:object-count="0" meta:page-count="1" meta:paragraph-count="18" meta:word-count="33" meta:character-count="526"/>
    <meta:generator>OpenOffice.org/3.1$Linux OpenOffice.org_project/310m19$Build-9420</meta:generator>
    <meta:user-defined meta:name="Info 1"/>
    <meta:user-defined meta:name="Info 2"/>
    <meta:user-defined meta:name="Info 3"/>
    <meta:user-defined meta:name="Info 4"/>
  </office:meta>
</office:document-meta>
</file>